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nsolas" svg:font-family="Consolas, Menlo, Monaco, 'Lucida Console', 'Liberation Mono', 'DejaVu Sans Mono', 'Bitstream Vera Sans Mono', 'Courier New', monospace, serif"/>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Preformatted_20_Text">
      <style:text-properties style:text-underline-style="none" fo:font-weight="normal" style:font-weight-asian="normal" style:font-weight-complex="normal"/>
    </style:style>
    <style:style style:name="P8" style:family="paragraph" style:parent-style-name="Preformatted_20_Text">
      <style:paragraph-properties fo:margin-left="0in" fo:margin-right="0in" fo:margin-top="0in" fo:margin-bottom="0in" style:line-height-at-least="0.1772in" fo:text-align="start" style:justify-single-word="false" fo:text-indent="0in" style:auto-text-indent="false" fo:background-color="#eeeeee" fo:padding="0in" fo:border="none">
        <style:background-image/>
      </style:paragraph-properties>
    </style:style>
    <style:style style:name="P9" style:family="paragraph" style:parent-style-name="Standard" style:list-style-name="L1"/>
    <style:style style:name="P1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list-style-name="L2">
      <style:text-properties style:text-underline-style="none" fo:font-weight="normal" style:font-weight-asian="normal" style:font-weight-complex="normal"/>
    </style:style>
    <style:style style:name="P13" style:family="paragraph" style:parent-style-name="Standard" style:list-style-name="L3">
      <style:text-properties style:text-underline-style="none" fo:font-weight="normal" style:font-weight-asian="normal" style:font-weight-complex="normal"/>
    </style:style>
    <style:style style:name="P14" style:family="paragraph" style:parent-style-name="Standard" style:list-style-name="L5">
      <style:text-properties style:text-underline-style="none" fo:font-weight="normal" style:font-weight-asian="normal" style:font-weight-complex="normal"/>
    </style:style>
    <style:style style:name="P15" style:family="paragraph" style:parent-style-name="Standard" style:list-style-name="L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fo:font-variant="normal" fo:text-transform="none" fo:color="#00008b" style:font-name="Consolas" fo:font-size="9.75pt" fo:letter-spacing="normal" fo:font-style="normal" fo:font-weight="normal" fo:background-color="transparent"/>
    </style:style>
    <style:style style:name="T2" style:family="text">
      <style:text-properties fo:font-variant="normal" fo:text-transform="none" fo:color="#00008b" style:font-name="Consolas" fo:font-size="9.75pt" fo:letter-spacing="normal" fo:font-style="normal" fo:background-color="transparent"/>
    </style:style>
    <style:style style:name="T3" style:family="text">
      <style:text-properties fo:font-variant="normal" fo:text-transform="none" fo:color="#000000" style:font-name="Consolas" fo:font-size="9.75pt" fo:letter-spacing="normal" fo:font-style="normal" fo:font-weight="normal" fo:background-color="transparent"/>
    </style:style>
    <style:style style:name="T4" style:family="text">
      <style:text-properties fo:font-variant="normal" fo:text-transform="none" fo:color="#000000" style:font-name="Consolas" fo:font-size="9.75pt" fo:letter-spacing="normal" fo:font-style="normal" fo:background-color="transparent"/>
    </style:style>
    <style:style style:name="T5" style:family="text">
      <style:text-properties fo:font-variant="normal" fo:text-transform="none" fo:color="#000000" fo:letter-spacing="normal" fo:background-color="transparent"/>
    </style:style>
    <style:style style:name="T6" style:family="text">
      <style:text-properties fo:font-variant="normal" fo:text-transform="none" fo:color="#800000" style:font-name="Consolas" fo:font-size="9.75pt" fo:letter-spacing="normal" fo:font-style="normal" fo:font-weight="normal"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42690882" text:style-name="L1">
        <text:list-item>
          <text:p text:style-name="P9">Content-targeted advertising systems, such as Google’s AdSense program, and Yahoo’s Contextual Match produc t</text:p>
        </text:list-item>
        <text:list-item>
          <text:p text:style-name="P10">Preprocessor :</text:p>
          <text:list>
            <text:list-item>
              <text:p text:style-name="P9">text in the same table should be placed together </text:p>
              <text:p text:style-name="P9">without tags like &lt;table&gt;, &lt;tr&gt;, or &lt;td&gt;.</text:p>
            </text:list-item>
            <text:list-item>
              <text:p text:style-name="P9">phrases are part of the anchor text of the hypertext links.</text:p>
            </text:list-item>
            <text:list-item>
              <text:p text:style-name="P9">meta section of an HTML document header is also an important source of useful information</text:p>
            </text:list-item>
            <text:list-item>
              <text:p text:style-name="P9">Contents of the title tag. </text:p>
            </text:list-item>
            <text:list-item>
              <text:p text:style-name="P9">Because a keyword should not cross sentence boundaries, we apply a sentence splitter to separate text in the same block into various sentences. This strategy not only eliminates many trivial errors but also speeds up the processing time by considering fewer keyword candidates. </text:p>
            </text:list-item>
            <text:list-item>
              <text:p text:style-name="P9">apply a state-of-the-art part-of- speech (POS) tagger [6], and record the pos tag of each </text:p>
              <text:p text:style-name="P9">word. </text:p>
            </text:list-item>
            <text:list-item>
              <text:p text:style-name="P9">Combine <text:s/>all other occurrences of the same phrase in the same document.</text:p>
            </text:list-item>
            <text:list-item>
              <text:p text:style-name="P9">phrases can be considered monolithically, or can be decomposed into their constituent words. </text:p>
            </text:list-item>
          </text:list>
        </text:list-item>
      </text:list>
      <text:p text:style-name="P2"/>
      <text:p text:style-name="P1">Decomposed, Separate (DeS) :</text:p>
      <text:p text:style-name="P1"/>
      <text:p text:style-name="Standard">Keyword extraction seems closely related to well-studied </text:p>
      <text:p text:style-name="Standard">areas like information extraction, named-entity recognition </text:p>
      <text:p text:style-name="Standard">and phrase labeling: they all attempt to find important </text:p>
      <text:p text:style-name="Standard">phrases in documents. State-of-the-art information extrac- </text:p>
      <text:p text:style-name="Standard">tion systems (e.g., [5, 20]), named-entity recognition systems </text:p>
      <text:p text:style-name="Standard">(e.g., [21]), and phrase labeling systems (e.g., [3]) typically </text:p>
      <text:p text:style-name="Standard">decompose phrases into individual words, rather than ex- </text:p>
      <text:p text:style-name="Standard">amining them monolithically. It thus seemed worthwhile to </text:p>
      <text:p text:style-name="Standard">examine similar techniques for keyword extraction. Decom- </text:p>
      <text:p text:style-name="Standard">posing a phrase into its individual words might have certain </text:p>
      <text:p text:style-name="Standard">advantages. For instance, if the phrase “pet store” occurred </text:p>
      <text:p text:style-name="Standard">only once in a document, but the phrases “pet” and “store” </text:p>
      <text:p text:style-name="Standard">each occurred many times separately, such a decomposed </text:p>
      <text:p text:style-name="Standard">approach would make it easy to use this knowledge. </text:p>
      <text:p text:style-name="Standard">Instead of selecting phrases directly as candidates, the </text:p>
      <text:p text:style-name="Standard">decomposed approach tries to assign a label to each word </text:p>
      <text:p text:style-name="Standard">in a document, as is done in related fields. That is, each </text:p>
      <text:p text:style-name="Standard">of the words in a document is selected as a candidate, with </text:p>
      <text:p text:style-name="Standard">multiple possible labels. The labels can be B (beginning of </text:p>
      <text:p text:style-name="Standard">a keyphrase, when the following word is also part of the </text:p>
      <text:p text:style-name="Standard">keyphrase), I (inside a keyphrase, but not the first or last </text:p>
      <text:p text:style-name="Standard">word), L (last word of a keyphrase), U (unique word of a </text:p>
      <text:p text:style-name="Standard">keyword of length 1), and finally O (outside any keyword or </text:p>
      <text:p text:style-name="Standard">keyphrase). </text:p>
      <text:p text:style-name="Standard">This word-based framework requires a multi-class classi- </text:p>
      <text:p text:style-name="Standard">fier to assign these 5 labels to a candidate word. In ad- </text:p>
      <text:p text:style-name="Standard">dition, it also needs a somewhat more sophisticated infer- </text:p>
      <text:p text:style-name="Standard">ence procedure to construct a ranked list of keywords in </text:p>
      <text:p text:style-name="Standard">the postprocessing stage. The details will be described in </text:p>
      <text:p text:style-name="Standard"><text:soft-page-break/>Section 2.4. We use DeS to refer to this design.</text:p>
      <text:p text:style-name="P1"/>
      <text:p text:style-name="P1">Classifier :</text:p>
      <text:p text:style-name="P1"/>
      <text:p text:style-name="P3">The core of our keyword extraction system is a classifier trained using machine learning .</text:p>
      <text:p text:style-name="P3"/>
      <text:p text:style-name="P3"/>
      <text:p text:style-name="P3">When a decomposed framework (DeS) is used, we train a multi-class classifier.</text:p>
      <text:p text:style-name="P3"/>
      <text:p text:style-name="P3"/>
      <text:p text:style-name="P1">Logistic regression models :</text:p>
      <text:p text:style-name="P3"/>
      <text:list xml:id="list42684326" text:style-name="L2">
        <text:list-item>
          <text:p text:style-name="P12">Formally, we want to predict an output variable Y , given a set of input features, X. </text:p>
        </text:list-item>
        <text:list-item>
          <text:p text:style-name="P12">X would be a vector of feature values associated with a particular candidate.</text:p>
        </text:list-item>
        <text:list-item>
          <text:p text:style-name="P12">the vector might include the distance from the start of the document, the term frequency (TF ) and the document frequency (DF ) values for the phrase.</text:p>
        </text:list-item>
        <text:list-item>
          <text:p text:style-name="P12">The model returns the estimated probability, P (Y = 1|X = x).</text:p>
        </text:list-item>
        <text:list-item>
          <text:p text:style-name="P12">The logistic regression model learns a vector of weights, w, one for each input feature in X.</text:p>
        </text:list-item>
        <text:list-item>
          <text:p text:style-name="P12">To actually train a logistic regression model, we take a set of training data, and try to find the weight vector w that makes it as likely as possible. </text:p>
        </text:list-item>
        <text:list-item>
          <text:p text:style-name="P12">we only try to model one decision – whether a word or phrase is relevant or not, so the variable Y can only take values 0 or 1.</text:p>
        </text:list-item>
        <text:list-item>
          <text:p text:style-name="P12">In order to prevent overfitting, we also apply a Gaussian prior with </text:p>
          <text:p text:style-name="P12">variance 0.3 for smoothing [4]. </text:p>
        </text:list-item>
      </text:list>
      <text:p text:style-name="P1"/>
      <text:p text:style-name="P1">Features :</text:p>
      <text:list xml:id="list42692043" text:style-name="L3">
        <text:list-header>
          <text:p text:style-name="P13"/>
        </text:list-header>
        <text:list-item>
          <text:p text:style-name="P13">Some of these features are binary, taking only the values 0 or 1, such as whether the phrase appears in the title.</text:p>
        </text:list-item>
        <text:list-item>
          <text:p text:style-name="P13">Others are real-valued, such as the TF or DF values or their logarithms. </text:p>
        </text:list-item>
      </text:list>
      <text:p text:style-name="P3"/>
      <text:p text:style-name="P3"/>
      <text:p text:style-name="P3">1. For binary features, the combined feature is the union </text:p>
      <text:p text:style-name="P3"><text:tab/>of the corresponding features. That is, if this feature </text:p>
      <text:p text:style-name="P3"><text:tab/>is active in any of the occurrences, then it is also active </text:p>
      <text:p text:style-name="P3"><text:tab/>in the combined candidate. </text:p>
      <text:p text:style-name="P3">2. For real-valued features, the combined feature takes </text:p>
      <text:p text:style-name="P3"><text:tab/>the smallest value of the corresponding features. </text:p>
      <text:p text:style-name="P3"/>
      <text:p text:style-name="P3">To give an example for the binary case, if one occurrence of </text:p>
      <text:p text:style-name="P3">the term “digital camera” is in the anchor text of a hyper- </text:p>
      <text:p text:style-name="P3">link, then the anchor text feature is active in the combined </text:p>
      <text:p text:style-name="P3">candidate. Similarly, for the location feature, which is a </text:p>
      <text:p text:style-name="P3">real-valued case, the location of the first occurrence of this </text:p>
      <text:p text:style-name="P3">phrase will be used as the corresponding combined value, </text:p>
      <text:p text:style-name="P3">since its value is the smallest. </text:p>
      <text:p text:style-name="P3"/>
      <text:p text:style-name="P1"/>
      <text:p text:style-name="P1"/>
      <text:p text:style-name="P1"/>
      <text:p text:style-name="P1"/>
      <text:p text:style-name="P1"><text:soft-page-break/>Lin: linguistic features :</text:p>
      <text:p text:style-name="P1"/>
      <text:p text:style-name="P3"/>
      <text:p text:style-name="P3">The linguistic information used in feature extraction in- </text:p>
      <text:p text:style-name="P3">cludes: two types of pos tags – noun (NN &amp; NNS) </text:p>
      <text:p text:style-name="P3">proper noun (NNP &amp; NNPS)</text:p>
      <text:p text:style-name="P3">one type of chunk – noun phrase (NP) </text:p>
      <text:p text:style-name="P3"/>
      <text:p text:style-name="P1"/>
      <text:p text:style-name="P1">C: capitalization:</text:p>
      <text:p text:style-name="P3"/>
      <text:p text:style-name="P3">Whether a word is capitalized is an indication of being part of a proper noun, or an important word. </text:p>
      <text:p text:style-name="P3"/>
      <text:p text:style-name="P3"/>
      <text:p text:style-name="P3"/>
      <text:p text:style-name="P1">H: hypertext :</text:p>
      <text:p text:style-name="P1"/>
      <text:p text:style-name="P1"/>
      <text:p text:style-name="P1">Ms: meta section features:</text:p>
      <text:p text:style-name="P1"/>
      <text:p text:style-name="P3"/>
      <text:p text:style-name="P3">The header of an HTML document may provide additional information embedded in meta tags.</text:p>
      <text:p text:style-name="P3"/>
      <text:p text:style-name="P3"/>
      <text:p text:style-name="P1">T: title. </text:p>
      <text:p text:style-name="P3">The only human readable text in the HTML header is the TITLE, which is usually put in the window caption by the browser.</text:p>
      <text:p text:style-name="P3"/>
      <text:p text:style-name="P3"/>
      <text:p text:style-name="P1">U: URL:</text:p>
      <text:p text:style-name="P3"/>
      <text:p text:style-name="P3">A web document has one additional highly useful property </text:p>
      <text:p text:style-name="P3">– the name of the document, which is its URL. </text:p>
      <text:p text:style-name="P1"/>
      <text:p text:style-name="P1">IR: information retrieval oriented features:</text:p>
      <text:p text:style-name="P3"/>
      <text:p text:style-name="P3">TF (term frequency) </text:p>
      <text:p text:style-name="P3"/>
      <text:p text:style-name="P3"/>
      <text:p text:style-name="P3">DF (document frequency) : The document frequency is derived by counting how many </text:p>
      <text:p text:style-name="P3">documents in our web page collection that contain the given term </text:p>
      <text:p text:style-name="P3"/>
      <text:p text:style-name="P3">In addition to the original TF and DF frequency numbers, log(TF + 1) and log(DF + 1) are also used as features.</text:p>
      <text:p text:style-name="P3"/>
      <text:p text:style-name="P3"/>
      <text:p text:style-name="P3"/>
      <text:p text:style-name="P4"/>
      <text:p text:style-name="P5">Searching and Ranking :</text:p>
      <text:p text:style-name="P5"/>
      <text:list xml:id="list42697587" text:style-name="L4">
        <text:list-item>
          <text:p text:style-name="P15">After you collect the documents, they need to be indexed. This usually involves cre- </text:p>
        </text:list-item>
      </text:list>
      <text:p text:style-name="P6"><text:soft-page-break/><text:tab/>ating a big table of the documents and the locations of all the different words. </text:p>
      <text:p text:style-name="P3"/>
      <text:p text:style-name="P3"/>
      <text:list xml:id="list42698346" text:style-name="L5">
        <text:list-item>
          <text:p text:style-name="P14">the index simply has to store a reference (such as a file system path or URL) to their locations.</text:p>
        </text:list-item>
      </text:list>
      <text:p text:style-name="P3"/>
      <text:p text:style-name="P3"/>
      <text:p text:style-name="P7"><text:span text:style-name="Source_20_Text"><text:span text:style-name="T2">import</text:span></text:span><text:span text:style-name="Source_20_Text"><text:span text:style-name="T4"> csv</text:span></text:span></text:p>
      <text:p text:style-name="P8"><text:span text:style-name="Source_20_Text"><text:span text:style-name="T3">reader = csv.reader(open(</text:span></text:span><text:span text:style-name="Source_20_Text"><text:span text:style-name="T6">'filename.csv'</text:span></text:span><text:span text:style-name="Source_20_Text"><text:span text:style-name="T3">, </text:span></text:span><text:span text:style-name="Source_20_Text"><text:span text:style-name="T6">'r'</text:span></text:span><text:span text:style-name="Source_20_Text"><text:span text:style-name="T3">))</text:span></text:span></text:p>
      <text:p text:style-name="P8"><text:span text:style-name="Source_20_Text"><text:span text:style-name="T3">d = {}</text:span></text:span></text:p>
      <text:p text:style-name="P8"><text:span text:style-name="Source_20_Text"><text:span text:style-name="T1">for</text:span></text:span><text:span text:style-name="Source_20_Text"><text:span text:style-name="T3"> row </text:span></text:span><text:span text:style-name="Source_20_Text"><text:span text:style-name="T1">in</text:span></text:span><text:span text:style-name="Source_20_Text"><text:span text:style-name="T3"> reader:</text:span></text:span></text:p>
      <text:p text:style-name="P8"><text:span text:style-name="Source_20_Text"><text:span text:style-name="T5"><text:s text:c="3"/></text:span></text:span><text:span text:style-name="Source_20_Text"><text:span text:style-name="T3">k, v = row</text:span></text:span></text:p>
      <text:p text:style-name="P8"><text:span text:style-name="Source_20_Text"><text:span text:style-name="T5"><text:s text:c="3"/></text:span></text:span><text:span text:style-name="Source_20_Text"><text:span text:style-name="T3">d[k] = v</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Menlo, Monaco, 'Lucida Console', 'Liberation Mono', 'DejaVu Sans Mono', 'Bitstream Vera Sans Mono', 'Courier New', monospace, serif"/>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3-31T22:29:46</meta:creation-date>
    <meta:generator>OpenOffice.org/3.0$Win32 OpenOffice.org_project/300m9$Build-9358</meta:generator>
    <dc:date>2013-04-22T22:55:27.19</dc:date>
    <meta:editing-duration>PT01H56M32S</meta:editing-duration>
    <meta:editing-cycles>20</meta:editing-cycles>
    <meta:document-statistic meta:table-count="0" meta:image-count="0" meta:object-count="0" meta:page-count="4" meta:paragraph-count="102" meta:word-count="1049" meta:character-count="6024"/>
    <dc:creator>Radhika Gaonkar</dc:creator>
  </office:meta>
</office:document-meta>
</file>